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6.785cm" fo:margin-left="0.222cm" table:align="left" style:may-break-between-rows="true" table:border-model="collapsing"/>
    </style:style>
    <style:style style:name="Таблиця1.A" style:family="table-column">
      <style:table-column-properties style:column-width="3.196cm"/>
    </style:style>
    <style:style style:name="Таблиця1.B" style:family="table-column">
      <style:table-column-properties style:column-width="3.387cm"/>
    </style:style>
    <style:style style:name="Таблиця1.C" style:family="table-column">
      <style:table-column-properties style:column-width="3.408cm"/>
    </style:style>
    <style:style style:name="Таблиця1.1" style:family="table-row">
      <style:table-row-properties style:min-row-height="0.593cm" style:keep-together="true" fo:keep-together="auto"/>
    </style:style>
    <style:style style:name="Таблиця1.A1" style:family="table-cell">
      <style:table-cell-properties fo:background-color="#009353" fo:padding="0cm" fo:border-left="0.018cm solid #009353" fo:border-right="0.018cm solid #009353" fo:border-top="0.018cm solid #009353" fo:border-bottom="none" style:writing-mode="page">
        <style:background-image/>
      </style:table-cell-properties>
    </style:style>
    <style:style style:name="Таблиця1.2" style:family="table-row">
      <style:table-row-properties style:keep-together="true" fo:keep-together="auto"/>
    </style:style>
    <style:style style:name="Таблиця1.A2" style:family="table-cell">
      <style:table-cell-properties fo:background-color="transparent" fo:padding="0cm" fo:border-left="0.018cm solid #009353" fo:border-right="none" fo:border-top="none" fo:border-bottom="none" style:writing-mode="page">
        <style:background-image/>
      </style:table-cell-properties>
    </style:style>
    <style:style style:name="Таблиця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я1.E2" style:family="table-cell">
      <style:table-cell-properties fo:background-color="transparent" fo:padding="0cm" fo:border-left="none" fo:border-right="0.018cm solid #009353" fo:border-top="none" fo:border-bottom="none" style:writing-mode="page">
        <style:background-image/>
      </style:table-cell-properties>
    </style:style>
    <style:style style:name="Таблиця1.A3" style:family="table-cell">
      <style:table-cell-properties fo:background-color="#dddddd" fo:padding="0cm" fo:border-left="0.018cm solid #009353" fo:border-right="none" fo:border-top="none" fo:border-bottom="none" style:writing-mode="page">
        <style:background-image/>
      </style:table-cell-properties>
    </style:style>
    <style:style style:name="Таблиця1.B3" style:family="table-cell">
      <style:table-cell-properties fo:background-color="#dddddd" fo:padding="0cm" fo:border="none" style:writing-mode="page">
        <style:background-image/>
      </style:table-cell-properties>
    </style:style>
    <style:style style:name="Таблиця1.E3" style:family="table-cell">
      <style:table-cell-properties fo:background-color="#dddddd" fo:padding="0cm" fo:border-left="none" fo:border-right="0.018cm solid #009353" fo:border-top="none" fo:border-bottom="none" style:writing-mode="page">
        <style:background-image/>
      </style:table-cell-properties>
    </style:style>
    <style:style style:name="Таблиця1.A10" style:family="table-cell">
      <style:table-cell-properties fo:background-color="#bee3d3" fo:padding="0cm" fo:border-left="0.018cm solid #009353" fo:border-right="0.018cm solid #009353" fo:border-top="none" fo:border-bottom="0.018cm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language="pl" fo:country="P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ans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overline-style="none" style:text-overline-color="font-color"/>
    </style:style>
    <style:style style:name="T1" style:family="text">
      <style:text-properties fo:color="#f6f9d4" loext:opacity="100%"/>
    </style:style>
    <style:style style:name="T2" style:family="text">
      <style:text-properties fo:color="#f6f9d4" fo:language="pl" fo:country="PL" loext:opacity="100%"/>
    </style:style>
    <style:style style:name="T3" style:family="text">
      <style:text-properties fo:language="pl" fo:country="PL"/>
    </style:style>
    <style:style style:name="T4" style:family="text">
      <style:text-properties fo:color="#00a933" loext:opacity="100%"/>
    </style:style>
    <style:style style:name="T5" style:family="text">
      <style:text-properties fo:color="#00a933" fo:language="pl" fo:country="PL" loext:opacity="100%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 table:number-columns-repeated="2"/>
        <table:table-column table:style-name="Таблиця1.B"/>
        <table:table-row table:style-name="Таблиця1.1">
          <table:table-cell table:style-name="Таблиця1.A1" table:number-columns-spanned="5" office:value-type="string">
            <text:p text:style-name="P1"><text:s text:c="36"/><text:span text:style-name="T1">Dane komputerowe — </text:span><text:span text:style-name="T2">Valerii Vyhoniailo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1.2">
          <table:table-cell table:style-name="Таблиця1.A2" office:value-type="string">
            <text:p text:style-name="P6">Model karty graficznej </text:p>
          </table:table-cell>
          <table:table-cell table:style-name="Таблиця1.B2" office:value-type="string">
            <text:p text:style-name="Standard">Taktowanie bazowe </text:p>
          </table:table-cell>
          <table:table-cell table:style-name="Таблиця1.B2" office:value-type="string">
            <text:p text:style-name="Standard">Rozmiar pamięci </text:p>
          </table:table-cell>
          <table:table-cell table:style-name="Таблиця1.B2" office:value-type="string">
            <text:p text:style-name="Standard">Szyna pamięci </text:p>
          </table:table-cell>
          <table:table-cell table:style-name="Таблиця1.E2" office:value-type="string">
            <text:p text:style-name="Standard">Typ chłodzenia </text:p>
          </table:table-cell>
        </table:table-row>
        <table:table-row table:style-name="Таблиця1.2">
          <table:table-cell table:style-name="Таблиця1.A3" office:value-type="string">
            <text:p text:style-name="P2">RTX <text:span text:style-name="T3">3050</text:span></text:p>
          </table:table-cell>
          <table:table-cell table:style-name="Таблиця1.B3" office:value-type="string">
            <text:p text:style-name="P2"><text:span text:style-name="T7">23</text:span>60 MHz </text:p>
          </table:table-cell>
          <table:table-cell table:style-name="Таблиця1.B3" office:value-type="string">
            <text:p text:style-name="P2">8 GB </text:p>
          </table:table-cell>
          <table:table-cell table:style-name="Таблиця1.B3" office:value-type="string">
            <text:p text:style-name="P2">256-bit </text:p>
          </table:table-cell>
          <table:table-cell table:style-name="Таблиця1.E3" table:number-rows-spanned="7" office:value-type="string">
            <text:p text:style-name="P7"><text:s text:c="2"/></text:p>
            <text:p text:style-name="P5"><text:span text:style-name="T6"><text:s/>Aktywne</text:span> </text:p>
          </table:table-cell>
        </table:table-row>
        <table:table-row table:style-name="Таблиця1.2">
          <table:table-cell table:style-name="Таблиця1.A2" office:value-type="string">
            <text:p text:style-name="P2">RTX 2080 </text:p>
          </table:table-cell>
          <table:table-cell table:style-name="Таблиця1.B2" office:value-type="string">
            <text:p text:style-name="P2">1515 MHz </text:p>
          </table:table-cell>
          <table:table-cell table:style-name="Таблиця1.B2" office:value-type="string">
            <text:p text:style-name="P2">8 GB </text:p>
          </table:table-cell>
          <table:table-cell table:style-name="Таблиця1.B2" office:value-type="string">
            <text:p text:style-name="P2">256-bit </text:p>
          </table:table-cell>
          <table:covered-table-cell/>
        </table:table-row>
        <table:table-row table:style-name="Таблиця1.2">
          <table:table-cell table:style-name="Таблиця1.A3" office:value-type="string">
            <text:p text:style-name="P2">RTX <text:span text:style-name="T3">20</text:span><text:span text:style-name="T3">7</text:span><text:span text:style-name="T3">0</text:span> <text:s/></text:p>
          </table:table-cell>
          <table:table-cell table:style-name="Таблиця1.B3" office:value-type="string">
            <text:p text:style-name="P2">1410 MHz </text:p>
          </table:table-cell>
          <table:table-cell table:style-name="Таблиця1.B3" office:value-type="string">
            <text:p text:style-name="P2">6 GB </text:p>
          </table:table-cell>
          <table:table-cell table:style-name="Таблиця1.B3" office:value-type="string">
            <text:p text:style-name="P4">256-bit </text:p>
          </table:table-cell>
          <table:covered-table-cell/>
        </table:table-row>
        <table:table-row>
          <table:table-cell table:style-name="Таблиця1.A2" office:value-type="string">
            <text:p text:style-name="P2">RTX <text:span text:style-name="T3">20</text:span><text:span text:style-name="T3">6</text:span><text:span text:style-name="T3">0</text:span> </text:p>
          </table:table-cell>
          <table:table-cell table:style-name="Таблиця1.B2" office:value-type="string">
            <text:p text:style-name="P2">1365 MHz </text:p>
          </table:table-cell>
          <table:table-cell table:style-name="Таблиця1.B2" office:value-type="string">
            <text:p text:style-name="P2">6 GB </text:p>
          </table:table-cell>
          <table:table-cell table:style-name="Таблиця1.B2" office:value-type="string">
            <text:p text:style-name="P2">192-bit </text:p>
          </table:table-cell>
          <table:covered-table-cell/>
        </table:table-row>
        <table:table-row>
          <table:table-cell table:style-name="Таблиця1.A3" office:value-type="string">
            <text:p text:style-name="P2">GTX 1660 </text:p>
          </table:table-cell>
          <table:table-cell table:style-name="Таблиця1.B3" office:value-type="string">
            <text:p text:style-name="P2">1785 MHz </text:p>
          </table:table-cell>
          <table:table-cell table:style-name="Таблиця1.B3" office:value-type="string">
            <text:p text:style-name="P2">6 GB </text:p>
          </table:table-cell>
          <table:table-cell table:style-name="Таблиця1.B3" office:value-type="string">
            <text:p text:style-name="P2">192-bit </text:p>
          </table:table-cell>
          <table:covered-table-cell/>
        </table:table-row>
        <table:table-row>
          <table:table-cell table:style-name="Таблиця1.A2" office:value-type="string">
            <text:p text:style-name="P2">GTX 1550 </text:p>
          </table:table-cell>
          <table:table-cell table:style-name="Таблиця1.B2" office:value-type="string">
            <text:p text:style-name="P2">1860 MHz </text:p>
          </table:table-cell>
          <table:table-cell table:style-name="Таблиця1.B2" office:value-type="string">
            <text:p text:style-name="P2"><text:span text:style-name="T7">4</text:span> GB </text:p>
          </table:table-cell>
          <table:table-cell table:style-name="Таблиця1.B2" office:value-type="string">
            <text:p text:style-name="P2">1<text:span text:style-name="T7">28</text:span>-bit </text:p>
          </table:table-cell>
          <table:covered-table-cell/>
        </table:table-row>
        <table:table-row>
          <table:table-cell table:style-name="Таблиця1.A3" office:value-type="string">
            <text:p text:style-name="P2">GTX 1060 <text:s/></text:p>
          </table:table-cell>
          <table:table-cell table:style-name="Таблиця1.B3" office:value-type="string">
            <text:p text:style-name="P2">1506 MHz </text:p>
          </table:table-cell>
          <table:table-cell table:style-name="Таблиця1.B3" office:value-type="string">
            <text:p text:style-name="P2">6 GB </text:p>
          </table:table-cell>
          <table:table-cell table:style-name="Таблиця1.B3" office:value-type="string">
            <text:p text:style-name="P2">192-bit </text:p>
          </table:table-cell>
          <table:covered-table-cell/>
        </table:table-row>
        <table:table-row table:style-name="Таблиця1.2">
          <table:table-cell table:style-name="Таблиця1.A10" table:number-columns-spanned="5" office:value-type="string">
            <text:p text:style-name="P3"><text:s text:c="50"/><text:span text:style-name="T4"><text:s text:c="2"/>Dane komputerow</text:span><text:span text:style-name="T5">e 192-bit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uk" fo:country="U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x_5f_20_5f_List_5f_20_5f_Green.1" style:display-name="Box_20_List_20_Green.1" style:family="paragraph">
      <style:text-properties fo:color="#ffffff" style:font-name="Liberation Sans" fo:font-weight="bold" style:font-name-asian="DejaVu Sans" style:font-weight-asian="bold" style:font-name-complex="DejaVu Sans" style:font-weight-complex="bold"/>
    </style:style>
    <style:style style:name="Box_5f_20_5f_List_5f_20_5f_Green.2" style:display-name="Box_20_List_20_Green.2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Box_5f_20_5f_List_5f_20_5f_Green.3" style:display-name="Box_20_List_20_Green.3" style:family="paragraph">
      <style:text-properties style:font-name="Liberation Sans" style:font-name-asian="DejaVu Sans" style:font-name-complex="DejaVu Sans"/>
    </style:style>
    <style:style style:name="Box_5f_20_5f_List_5f_20_5f_Green.4" style:display-name="Box_20_List_20_Green.4" style:family="paragraph">
      <style:text-properties style:font-name="Liberation Sans" style:font-name-asian="DejaVu Sans" style:font-name-complex="DejaVu Sans"/>
    </style:style>
    <style:style style:name="Box_5f_20_5f_List_5f_20_5f_Green.5" style:display-name="Box_20_List_20_Green.5" style:family="paragraph">
      <style:text-properties style:font-name="Liberation Sans" style:font-name-asian="DejaVu Sans" style:font-name-complex="DejaVu Sans"/>
    </style:style>
    <style:style style:name="Box_5f_20_5f_List_5f_20_5f_Green.6" style:display-name="Box_20_List_20_Green.6" style:family="paragraph">
      <style:text-properties style:font-name="Liberation Sans" style:font-name-asian="DejaVu Sans" style:font-name-complex="DejaVu Sans"/>
    </style:style>
    <style:style style:name="Box_5f_20_5f_List_5f_20_5f_Green.7" style:display-name="Box_20_List_20_Green.7" style:family="paragraph">
      <style:text-properties style:font-name="Liberation Sans" style:font-name-asian="DejaVu Sans" style:font-name-complex="DejaVu Sans"/>
    </style:style>
    <style:style style:name="Box_5f_20_5f_List_5f_20_5f_Green.8" style:display-name="Box_20_List_20_Green.8" style:family="paragraph">
      <style:text-properties style:font-name="Liberation Sans" style:font-name-asian="DejaVu Sans" style:font-name-complex="DejaVu Sans"/>
    </style:style>
    <style:style style:name="Box_5f_20_5f_List_5f_20_5f_Green.9" style:display-name="Box_20_List_20_Green.9" style:family="paragraph">
      <style:text-properties style:font-name="Liberation Sans" style:font-name-asian="DejaVu Sans" style:font-name-complex="DejaVu Sans"/>
    </style:style>
    <style:style style:name="Box_5f_20_5f_List_5f_20_5f_Green.10" style:display-name="Box_20_List_20_Green.10" style:family="paragraph">
      <style:text-properties style:font-name="Liberation Sans" style:font-name-asian="DejaVu Sans" style:font-name-complex="DejaVu Sans"/>
    </style:style>
    <style:style style:name="Box_5f_20_5f_List_5f_20_5f_Green.11" style:display-name="Box_20_List_20_Green.11" style:family="paragraph">
      <style:text-properties fo:color="#ffffff" style:font-name="Liberation Sans" fo:font-weight="bold" style:font-name-asian="DejaVu Sans" style:font-weight-asian="bold" style:font-name-complex="DejaVu Sans" style:font-weight-complex="bold"/>
    </style:style>
    <style:style style:name="Box_5f_20_5f_List_5f_20_5f_Green.12" style:display-name="Box_20_List_20_Green.12" style:family="paragraph">
      <style:text-properties fo:color="#ffffff" style:font-name="Liberation Sans" fo:font-weight="bold" style:font-name-asian="DejaVu Sans" style:font-weight-asian="bold" style:font-name-complex="DejaVu Sans" style:font-weight-complex="bold"/>
    </style:style>
    <style:style style:name="Box_5f_20_5f_List_5f_20_5f_Green.13" style:display-name="Box_20_List_20_Green.13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Box_5f_20_5f_List_5f_20_5f_Green.14" style:display-name="Box_20_List_20_Green.14" style:family="paragraph">
      <style:text-properties style:font-name="Liberation Sans" fo:font-weight="bold" style:font-name-asian="DejaVu Sans" style:font-weight-asian="bold" style:font-name-complex="DejaVu Sans" style:font-weight-complex="bold"/>
    </style:style>
    <style:style style:name="Box_5f_20_5f_List_5f_20_5f_Green.15" style:display-name="Box_20_List_20_Green.15" style:family="paragraph">
      <style:text-properties fo:color="#ffffff" style:font-name="Liberation Sans" fo:font-weight="bold" style:font-name-asian="DejaVu Sans" style:font-weight-asian="bold" style:font-name-complex="DejaVu Sans" style:font-weight-complex="bold"/>
    </style:style>
    <style:style style:name="Box_5f_20_5f_List_5f_20_5f_Green.16" style:display-name="Box_20_List_20_Green.16" style:family="paragraph">
      <style:text-properties style:font-name="Liberation Sans" fo:font-weight="bold" style:font-name-asian="DejaVu Sans" style:font-weight-asian="bold" style:font-name-complex="DejaVu Sans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1-03T19:18:02.794000000</dc:date>
    <meta:editing-duration>PT33M18S</meta:editing-duration>
    <meta:editing-cycles>1</meta:editing-cycles>
    <meta:generator>OpenOffice/4.1.6$Win32 OpenOffice.org_project/416m1$Build-9790</meta:generator>
    <meta:document-statistic meta:table-count="1" meta:image-count="0" meta:object-count="0" meta:page-count="1" meta:paragraph-count="37" meta:word-count="69" meta:character-count="465"/>
  </office:meta>
</office:document-meta>
</file>